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35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MirrorVM</text:p>
          </table:table-cell>
          <table:table-cell office:value-type="string">
            <text:p>N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nd_sort</text:p>
          </table:table-cell>
          <table:table-cell office:value-type="float" office:value="0.8985393">
            <text:p>0.8985393</text:p>
          </table:table-cell>
          <table:table-cell office:value-type="float" office:value="0.1370709">
            <text:p>0.13707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shes</text:p>
          </table:table-cell>
          <table:table-cell office:value-type="float" office:value="0.7613969">
            <text:p>0.7613969</text:p>
          </table:table-cell>
          <table:table-cell office:value-type="float" office:value="0.2539878">
            <text:p>0.25398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spero_compile</text:p>
          </table:table-cell>
          <table:table-cell office:value-type="float" office:value="1.0618338">
            <text:p>1.0618338</text:p>
          </table:table-cell>
          <table:table-cell office:value-type="float" office:value="0.126946699999999">
            <text:p>0.12694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spero_eval</text:p>
          </table:table-cell>
          <table:table-cell office:value-type="float" office:value="0.932888">
            <text:p>0.932888</text:p>
          </table:table-cell>
          <table:table-cell office:value-type="float" office:value="0.2574199">
            <text:p>0.2574199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No Reg Alloc</text:p>
          </table:table-cell>
          <table:table-cell office:value-type="string">
            <text:p>Basic Reg Alloc</text:p>
          </table:table-cell>
          <table:table-cell office:value-type="string">
            <text:p>Enhanced Reg Alloc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and_sort</text:p>
          </table:table-cell>
          <table:table-cell office:value-type="float" office:value="0.8825206">
            <text:p>0.8825206</text:p>
          </table:table-cell>
          <table:table-cell office:value-type="float" office:value="0.8309579">
            <text:p>0.8309579</text:p>
          </table:table-cell>
          <table:table-cell office:value-type="float" office:value="0.7765343">
            <text:p>0.776534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shes</text:p>
          </table:table-cell>
          <table:table-cell office:value-type="float" office:value="0.7823325">
            <text:p>0.7823325</text:p>
          </table:table-cell>
          <table:table-cell office:value-type="float" office:value="0.7265815">
            <text:p>0.7265815</text:p>
          </table:table-cell>
          <table:table-cell office:value-type="float" office:value="0.6526588">
            <text:p>0.6526588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rospero_compile</text:p>
          </table:table-cell>
          <table:table-cell office:value-type="float" office:value="1.0828218">
            <text:p>1.0828218</text:p>
          </table:table-cell>
          <table:table-cell office:value-type="float" office:value="0.8880009">
            <text:p>0.8880009</text:p>
          </table:table-cell>
          <table:table-cell office:value-type="float" office:value="1.1162417">
            <text:p>1.1162417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rospero_eval</text:p>
          </table:table-cell>
          <table:table-cell office:value-type="float" office:value="1.019257">
            <text:p>1.019257</text:p>
          </table:table-cell>
          <table:table-cell office:value-type="float" office:value="0.8557045">
            <text:p>0.8557045</text:p>
          </table:table-cell>
          <table:table-cell office:value-type="float" office:value="0.7889009">
            <text:p>0.7889009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LoopWeight = 1</text:p>
          </table:table-cell>
          <table:table-cell office:value-type="string">
            <text:p>LoopWeight = 5</text:p>
          </table:table-cell>
          <table:table-cell office:value-type="string">
            <text:p>LoopWeight = 10</text:p>
          </table:table-cell>
          <table:table-cell office:value-type="string">
            <text:p>LoopWeight = 100</text:p>
          </table:table-cell>
        </table:table-row>
        <table:table-row table:style-name="ro1">
          <table:table-cell table:number-columns-repeated="2"/>
          <table:table-cell office:value-type="string">
            <text:p>rand_sort</text:p>
          </table:table-cell>
          <table:table-cell office:value-type="float" office:value="0.7972402">
            <text:p>0.7972402</text:p>
          </table:table-cell>
          <table:table-cell office:value-type="float" office:value="0.7905338">
            <text:p>0.7905338</text:p>
          </table:table-cell>
          <table:table-cell office:value-type="float" office:value="0.7976027">
            <text:p>0.7976027</text:p>
          </table:table-cell>
          <table:table-cell office:value-type="float" office:value="0.8028533">
            <text:p>0.8028533</text:p>
          </table:table-cell>
        </table:table-row>
        <table:table-row table:style-name="ro1">
          <table:table-cell table:number-columns-repeated="2"/>
          <table:table-cell office:value-type="string">
            <text:p>hashes</text:p>
          </table:table-cell>
          <table:table-cell office:value-type="float" office:value="0.6675081">
            <text:p>0.6675081</text:p>
          </table:table-cell>
          <table:table-cell office:value-type="float" office:value="0.6821029">
            <text:p>0.6821029</text:p>
          </table:table-cell>
          <table:table-cell office:value-type="float" office:value="0.6664674">
            <text:p>0.6664674</text:p>
          </table:table-cell>
          <table:table-cell office:value-type="float" office:value="0.6652763">
            <text:p>0.6652763</text:p>
          </table:table-cell>
        </table:table-row>
        <table:table-row table:style-name="ro2">
          <table:table-cell table:number-columns-repeated="2"/>
          <table:table-cell office:value-type="string">
            <text:p>prospero_compile</text:p>
          </table:table-cell>
          <table:table-cell office:value-type="float" office:value="0.9676394">
            <text:p>0.9676394</text:p>
          </table:table-cell>
          <table:table-cell office:value-type="float" office:value="0.9108703">
            <text:p>0.9108703</text:p>
          </table:table-cell>
          <table:table-cell office:value-type="float" office:value="0.9472461">
            <text:p>0.9472461</text:p>
          </table:table-cell>
          <table:table-cell office:value-type="float" office:value="0.967507">
            <text:p>0.967507</text:p>
          </table:table-cell>
        </table:table-row>
        <table:table-row table:style-name="ro2">
          <table:table-cell table:number-columns-repeated="2"/>
          <table:table-cell office:value-type="string">
            <text:p>prospero_eval</text:p>
          </table:table-cell>
          <table:table-cell office:value-type="float" office:value="0.8114676">
            <text:p>0.8114676</text:p>
          </table:table-cell>
          <table:table-cell office:value-type="float" office:value="0.8074378">
            <text:p>0.8074378</text:p>
          </table:table-cell>
          <table:table-cell office:value-type="float" office:value="0.8008884">
            <text:p>0.8008884</text:p>
          </table:table-cell>
          <table:table-cell office:value-type="float" office:value="0.8265169">
            <text:p>0.826516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5">06/05/2025</text:date>, <text:time>23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25-06-04T19:33:11.73</meta:creation-date>
    <dc:date>2025-06-05T23:03:53.45</dc:date>
    <dc:creator>a b</dc:creator>
    <meta:editing-duration>PT1H46M34S</meta:editing-duration>
    <meta:editing-cycles>4</meta:editing-cycles>
    <meta:generator>OpenOffice/4.1.11$Win32 OpenOffice.org_project/4111m1$Build-9808</meta:generator>
    <meta:document-statistic meta:table-count="3" meta:cell-count="57" meta:object-count="0"/>
  </office:meta>
</office:document-meta>
</file>